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Courier, mono"/>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4926f"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4926f" officeooo:paragraph-rsid="00159484"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169bba" officeooo:paragraph-rsid="00169bba" style:font-size-asian="12pt" style:font-size-complex="12pt"/>
    </style:style>
    <style:style style:name="P4" style:family="paragraph" style:parent-style-name="Standard">
      <style:paragraph-properties fo:margin-left="0in" fo:margin-right="0in" fo:orphans="2" fo:widows="2" fo:text-indent="0in" style:auto-text-indent="false"/>
      <style:text-properties fo:color="#000000" style:font-name="Liberation Serif" fo:font-size="12pt" officeooo:paragraph-rsid="0014926f" style:font-size-asian="12pt" style:font-size-complex="12pt"/>
    </style:style>
    <style:style style:name="P5" style:family="paragraph" style:parent-style-name="Standard">
      <style:text-properties fo:color="#000000" style:font-name="Liberation Serif" fo:font-size="12pt" officeooo:paragraph-rsid="00107d7a" style:font-size-asian="12pt" style:font-size-complex="12pt"/>
    </style:style>
    <style:style style:name="P6" style:family="paragraph" style:parent-style-name="Standard">
      <style:text-properties fo:color="#000000" style:font-name="Liberation Serif" fo:font-size="12pt" officeooo:rsid="0011ad3b" officeooo:paragraph-rsid="0011ad3b" style:font-size-asian="12pt" style:font-size-complex="12pt"/>
    </style:style>
    <style:style style:name="T1" style:family="text">
      <style:text-properties officeooo:rsid="00107d7a"/>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07d7a"/>
    </style:style>
    <style:style style:name="T5" style:family="text">
      <style:text-properties fo:font-variant="normal" fo:text-transform="none" fo:letter-spacing="normal" fo:font-style="normal" fo:font-weight="normal" officeooo:rsid="0011ad3b"/>
    </style:style>
    <style:style style:name="T6" style:family="text">
      <style:text-properties fo:font-variant="normal" fo:text-transform="none" fo:letter-spacing="normal" fo:font-style="normal" fo:font-weight="normal" officeooo:rsid="0013475f"/>
    </style:style>
    <style:style style:name="T7" style:family="text">
      <style:text-properties fo:font-variant="normal" fo:text-transform="none" fo:letter-spacing="normal" fo:font-style="normal" fo:font-weight="normal" officeooo:rsid="0013da43"/>
    </style:style>
    <style:style style:name="T8" style:family="text">
      <style:text-properties fo:font-variant="normal" fo:text-transform="none" fo:letter-spacing="normal" fo:font-style="normal" fo:font-weight="normal" officeooo:rsid="0014926f"/>
    </style:style>
    <style:style style:name="T9" style:family="text">
      <style:text-properties officeooo:rsid="00169b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Giga: 1 Billion Micro: 1 Mil</text:span><text:span text:style-name="T9">l</text:span><text:span text:style-name="T1">ionth ISA: Instruction Set Architecture <text:tab/>false: </text:span><text:span text:style-name="T4">The Von Neumann architecture allows multiple paths from main memory to the control unit of the CPU. <text:tab/>Moore's law is the observation that the number of transistors in a dense integrated circuit (IC) doubles about every two years. <text:tab/>Anything that can be done with software can also be done with hardware.<text:tab/><text:tab/></text:span><text:span text:style-name="T1">System Bus: Which of the following is not part of the Central Processing Unit?<text:tab/></text:span><text:span text:style-name="T3">Which digit determines whether the signed integer number is positive or negative.: The most significant digit or the sign bit</text:span></text:p>
      <text:p text:style-name="P6">Convert hex to binary, flip the bits, add one, convert to decimal 0:0000, 1:0001, 2:0010, 3:0011, 4:0100, 5:0101, 6:0110, 7:0111, 8:1000, 9:1001, A:1010, B:1011, C:1100, D:1101, E:1110, F:1111</text:p>
      <text:p text:style-name="P4"><text:span text:style-name="T3"><text:tab/>Reed Solomon</text:span><text:span text:style-name="T2">: </text:span><text:span text:style-name="T5">Which Error Detection and Correction Scheme is able to compensate for Burst Errors?, False: ASCII utilizes syndrome's to detect errors. True: Hamming Codes are able to detect and correct errors. False: Parity is able to compensate for multiple bit errors in the same data block.<text:tab/></text:span><text:span text:style-name="T6">Floating point numbers: 1 sign, 8 exponent, the rest mantissa, exponent-127 = place of decimal point. Past decimal point is 2^1/2 2^1/4 etc. </text:span><text:span text:style-name="T7">IEEE 754 standard. <text:tab/>The purpose of the Control Unit is to Monitor and direct the flow of instructions and data. False: Synchronous busses must use a handshaking protocol. False: Each bit in the computer typically has its own address. If an architecture is byte addressable, and the instruction set architecture word size is larger than 1 byte we must address the issue of byte alignment. In the memory hierarchy, Registers are the fastest. For caching to be effective, we are dependent upon the idea of locality.<text:tab/> SRAM is faster.<text:tab/>In associative memory, such as cache, information is accessed by its content.<text:tab/> In the hexadecimal floating point number 47C69200, the value of it's bias is 16. <text:tab/>Amdahl's Law allows you to calculate the speed up of The overall system. The time it takes for sectors to come underneath the read/write heads is called Rotational Delay. <text:tab/>False: Raid Level 0 provides for excellent data redundancy.<text:tab/>Level 1 RAID gives the best failure protection. False: Programmed I/O uses IRQ lines to notify the CPU of data.<text:tab/>For interrupt 11</text:span><text:span text:style-name="T8">h </text:span><text:span text:style-name="T3">1. Multiply 11H by 4 = 44H 2. Lookup in vector table at the address 0000:0040 line over to 0044 3. Read Vector address in backward format 4D F8 00 F0 4. Convert to segment offset address. 5. Correct segment offset address = F000:F84D 6. For 20 bit address add a zero to segment (left) portion of address 7. Add to offset F0000 + F84D 8. Correct 20 bit address = FF84D<text:tab/>When the CPU switches between processes, it is called a Context Switch<text:tab/>RISC has </text:span><text:span text:style-name="T8">less</text:span><text:span text:style-name="T3"> instructions than a CISC architecture. </text:span><text:span text:style-name="T8">True: Compile-time binding requires code to be loaded into the same location each time it is executed. True: Dynamic Link Libraries (DLL's) allow us to share code between several programs without having to include a full copy of external module's code. An Interpreted language processes one source statement at a time when producing a binary stream.<text:tab/>SMPP is not one of the possible combinations resulting from Flynn's Taxonomy. A Virtual Machine</text:span></text:p>
      <text:p text:style-name="P1"><text:s/>allows us to emulate multiple physical computers through the use of a single computer.<text:tab/>Embedded systems differ from general-purpose machines in that they carry out a limited set of tasks.</text:p>
      <text:p text:style-name="P1">A CPU cache is a hardware cache used by the central processing unit (CPU) of a computer to reduce the average cost (time or energy) to access data from the main memory.[1] A cache is a smaller, faster memory, located closer to a processor core, which stores copies of the data from frequently used main memory locations. Most CPUs have different independent caches, including instruction and data caches, where the data cache is usually organized as a hierarchy of more cache levels (L1, L2, L3, L4, etc.).</text:p>
      <text:p text:style-name="P3">Mp3 format: AAAAAAAA AAABBCCD EEEEFFGH IIJJKLMM A = frame sync, b= mpeg audio version id, c= layer description, d= protection bit, e= bitrate index, f= sampling rate frequency index, g= padding bit, h= private bit, I= channel mode, j= mode extension, k= copytright, l=original, m=emphasis.</text:p>
      <text:p text:style-name="P1">- Clrscr - clears the command window. - Gotoxy - positions the cursor at the row and column specified in register sections DH and DL - WriteString - displays the string at the address specified in the EDX register. The string must be 0 terminated.- ReadDec - allows the user to enter a decimal value which is converted to binary and placed in EAX- Randomize - Seeds the pesudo-random number generator with <text:soft-page-break/>the current system time accurate to 1/100th of a second. This only needs to be called once for your entire program. - RandomRange – generates an unsigned pseudo-random 32-bit number, between o and (n-1) and stores it in eax. Specify the maximum number (n) by placing the max into eax. i.e. (eax=100, will generate and store a number between 0 and 99.) This should be used after a call to Randomize has been issued. - WriteDec – displays the unsigned integer equivalent of the number stored in the eax register to the console</text:p>
      <text:p text:style-name="P1">The sample program shows how to call the Procs. Note that with any Procs that require values to be in registers, the registers MUST be set PRIOR to calling the Proc.</text:p>
      <text:p text:style-name="P1">The following are some helpfup reminders to various MASM instructions we have used this semester. CALL - the CALL instruction pushes a return address on the stack and then jumps to the specified label. Example: CALL DisplayName. RET - The RET instruction jumps to the address on the top of the stack and pops the stack. It is used to provide a return from a CALL. Example: RET. MOV - the MOV instruction copies from register to register, register to memory and memory to register. Sample formats are: MOV ECX, EAX. MOV word ptr [displayTime+0], ax SHL - The Shift Left command shifts the bits of a register to the left. As bits are shifted out to the left, zeros are brought in on the right. </text:p>
      <text:p text:style-name="P2">The effect of the command SHL AX,1 is that of multiplying the AX register by 2. AND - This instruction performs a bit-by-bit logical AND between a register and a literal with the result of the AND placed in the specified register. It is used to mask (ie. strip out) bits from a register. Examples: AND AX,1111100000000000b. <text:s/>AND AX,F800h CMP - performs an implied subtraction of the source operand from the destination operand. <text:s/>Example: CMP EAX,3.</text:p>
      <text:p text:style-name="P2"><text:s/>JZ, JNZ, JG, JL, JGE, JLE - are conditional jumps where program execution is transferred to the specified label based on the state of both the zero flag and the sign flag. Example: JZ newLocation Explanations of the letter codes are as follows: JZ = Jump Zero. JNZ = Jump <text:s/>Not Zero. JG = Jump Greater Than. JL = Jump Less Than JGE = Jump Greater Than or Equal To JLE = Jump Less Than or Equal To. JMP - is an unconditional jump. Program execution is transferred to the specified label. <text:s/>Example: JMP newLocation MUL - multiplies the contents of the specified register by the contents of the EAX register and places the result in the EAX register. Example: MUL BL</text:p>
      <text:p text:style-name="P1">DIV - The Divide instruction allows for 8, 16 and 32 bit division. In this assignment you will use AX register as the dividend and use an 8-bit register half as the divisor. After the division, the quotient will be in AL and the remainder in AH for 8-bit division. For 32-bit division, the quotient is in AX and the remainder in DX. Examples: DIV BL. DIV BX . Note that the dividend is not specified. It is always AX for 8-bit divisors and DX:AX for 16-bit divisors. The command window is typically 80 columns (characters) wide and 25 rows (lines) deep.</text:p>
      <text:p text:style-name="P1">AX<text:tab/>AH<text:tab/>AL<text:tab/>Accumulator<text:tab/>holds the results of arithmetic and logic operations</text:p>
      <text:p text:style-name="P1">BX<text:tab/>BH<text:tab/>BL<text:tab/>Base<text:tab/>holds the offset address of data</text:p>
      <text:p text:style-name="P1">CX<text:tab/>CH<text:tab/>CL<text:tab/>Counter<text:tab/>stores the count for loop instructions</text:p>
      <text:p text:style-name="P1">DX<text:tab/>DH<text:tab/>DL<text:tab/>Data<text:tab/>holds most significant part for 16-bit division and multiplication</text:p>
      <text:p text:style-name="P1"><text:s/><text:tab/> <text:s/>CS<text:tab/> <text:s/>Code Segment<text:tab/>Used with the IP register to form 20-bit addresses</text:p>
      <text:p text:style-name="P1"><text:s/><text:tab/> <text:s/>DS<text:tab/>Data Segment<text:tab/>Used with the BX, DI, and SI registers to form 20-bit addresses</text:p>
      <text:p text:style-name="P1"><text:s/><text:tab/> <text:s/>SS<text:tab/>Stack Segment<text:tab/>Used with BP and SP to define the stack in memory</text:p>
      <text:p text:style-name="P1"><text:s/><text:tab/> <text:s/>ES<text:tab/>Extra Segment<text:tab/>Used with DI for string instructions. Also for other purposes.</text:p>
      <text:p text:style-name="P1"><text:s/><text:tab/> <text:s/>IP<text:tab/>Instruction Pointer<text:tab/>Offset pointer to next instruction</text:p>
      <text:p text:style-name="P1"><text:s/><text:tab/> <text:s/>BP<text:tab/>Base Pointer<text:tab/>Offset pointer to base of stack</text:p>
      <text:p text:style-name="P1"><text:s/><text:tab/> <text:s/>SP<text:tab/>Stack Pointer<text:tab/>Offset pointer to top of stack</text:p>
      <text:p text:style-name="P1"><text:s/><text:tab/> <text:s/>SI<text:tab/>Source Index<text:tab/>Offset pointer for indirect addressed string instructions</text:p>
      <text:p text:style-name="P1"><text:s/><text:tab/> <text:s/>DI<text:tab/>Destination Index<text:tab/>Offset pointer for indirect addressed string instructions</text:p>
      <text:p text:style-name="P1"><text:s/><text:tab/> <text:s/>FL<text:tab/>Flags<text:tab/>Bit flags for processor results and setting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Courier, mono"/>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red Anderson</meta:initial-creator>
    <meta:creation-date>2020-07-01T15:29:28.581256241</meta:creation-date>
    <dc:date>2020-08-07T16:51:50.138353773</dc:date>
    <dc:creator>Jared Anderson</dc:creator>
    <meta:editing-duration>PT2H1M57S</meta:editing-duration>
    <meta:editing-cycles>3</meta:editing-cycles>
    <meta:generator>LibreOffice/6.4.4.2$Linux_X86_64 LibreOffice_project/40$Build-2</meta:generator>
    <meta:document-statistic meta:table-count="0" meta:image-count="0" meta:object-count="0" meta:page-count="2" meta:paragraph-count="26" meta:word-count="1469" meta:character-count="8576" meta:non-whitespace-character-count="7072"/>
  </office:meta>
</office:document-meta>
</file>